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Attack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000">
            <text:p>300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string">
            <text:p>Fight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string">
            <text:p>Bomber</text:p>
          </table:table-cell>
          <table:table-cell office:value-type="string">
            <text:p>Fight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2">06/12/2008</text:date>, <text:time>13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uan Lafont</meta:initial-creator>
    <meta:creation-date>2008-05-23T06:09:14</meta:creation-date>
    <dc:creator>Juan Lafont</dc:creator>
    <dc:date>2008-06-12T13:00:47</dc:date>
    <meta:editing-cycles>4</meta:editing-cycles>
    <meta:editing-duration>PT4M5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